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svg:font-family="'Times new'"/>
    <style:font-face style:name="URW Bookman" svg:font-family="'URW Bookman'" style:font-pitch="variable"/>
  </office:font-face-decls>
  <office:automatic-styles>
    <style:style style:name="P1" style:family="paragraph" style:parent-style-name="Standard">
      <style:paragraph-properties fo:text-align="start" style:justify-single-word="false"/>
      <style:text-properties style:font-name="URW Bookman" fo:font-size="12pt" fo:font-weight="normal" officeooo:rsid="000eb3f3" officeooo:paragraph-rsid="000eb3f3"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URW Bookman" fo:font-size="12pt" fo:font-weight="normal" officeooo:rsid="000f9f53" officeooo:paragraph-rsid="000f9f5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URW Bookman" fo:font-size="12pt" fo:font-weight="normal" officeooo:rsid="00118b87" officeooo:paragraph-rsid="000f9f5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URW Bookman" fo:font-size="12pt" fo:font-weight="normal" officeooo:rsid="00118b87" officeooo:paragraph-rsid="00118b8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URW Bookman" fo:font-size="12pt" fo:font-weight="bold" officeooo:rsid="000eb3f3" officeooo:paragraph-rsid="000eb3f3"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URW Bookman" fo:font-size="12pt" fo:font-weight="bold" officeooo:rsid="00118b87" officeooo:paragraph-rsid="00118b87"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URW Bookman" fo:font-size="12pt" fo:font-weight="bold" officeooo:rsid="000f9f53" officeooo:paragraph-rsid="000f9f53"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URW Bookman" fo:font-size="12pt" fo:font-weight="bold" officeooo:rsid="0012e5a5" officeooo:paragraph-rsid="0012e5a5" style:font-size-asian="10.5pt" style:font-weight-asian="bold" style:font-size-complex="12pt" style:font-weight-complex="bold"/>
    </style:style>
    <style:style style:name="P9" style:family="paragraph" style:parent-style-name="Standard">
      <style:paragraph-properties fo:text-align="center" style:justify-single-word="false"/>
      <style:text-properties style:font-name="URW Bookman" fo:font-size="22pt" fo:font-weight="bold" officeooo:rsid="000eb3f3" officeooo:paragraph-rsid="000eb3f3" style:font-size-asian="22pt" style:font-weight-asian="bold" style:font-size-complex="22pt" style:font-weight-complex="bold"/>
    </style:style>
    <style:style style:name="P10" style:family="paragraph" style:parent-style-name="Standard">
      <style:paragraph-properties fo:text-align="end" style:justify-single-word="false"/>
      <style:text-properties style:font-name="URW Bookman" fo:font-size="14pt" fo:font-weight="bold" officeooo:rsid="000eb3f3" officeooo:paragraph-rsid="000eb3f3"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style:text-position="super 58%" fo:font-weight="normal" style:font-weight-asian="normal" style:font-weight-complex="normal"/>
    </style:style>
    <style:style style:name="T4" style:family="text">
      <style:text-properties officeooo:rsid="000f9f53"/>
    </style:style>
    <style:style style:name="T5" style:family="text">
      <style:text-properties officeooo:rsid="00118b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ject Outline</text:p>
      <text:p text:style-name="P9"/>
      <text:p text:style-name="P10">Wu Jingyan</text:p>
      <text:p text:style-name="P10"/>
      <text:p text:style-name="P5">Project name: <text:span text:style-name="T1">Hand-Eye Calibration</text:span></text:p>
      <text:p text:style-name="P5"/>
      <text:p text:style-name="P5">Project Supervisor: <text:span text:style-name="T1">Yuan Qilong, Ivan Sim</text:span></text:p>
      <text:p text:style-name="P5"/>
      <text:p text:style-name="P5">Creation date: <text:span text:style-name="T1">9</text:span><text:span text:style-name="T3">th</text:span><text:span text:style-name="T1"> Jan</text:span></text:p>
      <text:p text:style-name="P5"/>
      <text:p text:style-name="P5">Project Summary</text:p>
      <text:p text:style-name="P5"/>
      <text:p text:style-name="P1">In recent years, with the popularization of robotic industry, the deviation of the dimensions from the vision-operated robots has become a major problem for the accuracy of the measurements. </text:p>
      <text:p text:style-name="P1"/>
      <text:p text:style-name="P1">In this project, the calibration of the video camera on robot’s manipulators based on a relative positioning method has been under investigation for a need of more accurate measurements so that further calculations can be correctly carried on. </text:p>
      <text:p text:style-name="P1"/>
      <text:p text:style-name="P1">The functionalities of ROS, Rviz and Gazebo were explored for robot application construction, path planning and real-world simulation. The utilization of camera plugin, OpenCV, broadcaster-listener, spherical sampling, inverse-kinematic and rosbag method in programming to help achieve the functions of camera mounting, marker identification data transmission, geometric calculation correspondingly. The automation of the whole circle of sampling and calibration procedure was achieved. </text:p>
      <text:p text:style-name="P1"/>
      <text:p text:style-name="P7">Assumptions &amp; Constraints</text:p>
      <text:p text:style-name="P2"/>
      <text:p text:style-name="P2">The assumptions <text:span text:style-name="T5">and constraints </text:span>below were made for the ease to complete the project. </text:p>
      <text:p text:style-name="P4">1. The numbers measured manually for various kinds of physical quantities is accurate.</text:p>
      <text:p text:style-name="P4">2. The marker is always centralized at the given position and orientation. </text:p>
      <text:p text:style-name="P4">3. The positions and motions of the robot are constrained above the table surface.</text:p>
      <text:p text:style-name="P3"/>
      <text:p text:style-name="P5">Programming language</text:p>
      <text:p text:style-name="P5"/>
      <text:p text:style-name="P1">Python and C++ were used as the programming language of the project because <text:span text:style-name="T4">they both adapts O</text:span>penCV well and generally proceed faster. <text:span text:style-name="T4">In comparison, OpenCV combines the advantages of both languages, in which Python that is simple for programmers are run under C++, which is then more understandable for the computers. </text:span></text:p>
      <text:p text:style-name="P1"/>
      <text:p text:style-name="P5">Environment setup</text:p>
      <text:p text:style-name="P5"/>
      <text:p text:style-name="P2"><text:soft-page-break/>The environment was established by importing the URDF file <text:span text:style-name="T5">to generate an environment with a mechanical arm UR5 mounted with a video camera, aruco marker and a simulating table. Simultaneously, collisions were disabled in SRDF file to avoid redundant judgments of collision and enable the system’s operation. </text:span></text:p>
      <text:p text:style-name="P1"/>
      <text:p text:style-name="P5">Actuation procedure</text:p>
      <text:p text:style-name="P5"/>
      <text:p text:style-name="P5">I. <text:span text:style-name="T5">Camera mounting</text:span></text:p>
      <text:p text:style-name="P5"/>
      <text:p text:style-name="P5">II. <text:span text:style-name="T5">Marker identification &amp; pose publication</text:span></text:p>
      <text:p text:style-name="P5"/>
      <text:p text:style-name="P6">III. Sampling</text:p>
      <text:p text:style-name="P6"/>
      <text:p text:style-name="P6">IV. Data storage</text:p>
      <text:p text:style-name="P6"/>
      <text:p text:style-name="P8">Resource requirement</text:p>
      <text:p text:style-name="P1"/>
      <text:p text:style-name="P5"/>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svg:font-family="'Times new'"/>
    <style:font-face style:name="URW Bookman" svg:font-family="'URW Book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4T21:24:52.498133574</meta:creation-date>
    <dc:date>2023-05-04T23:18:47.238866594</dc:date>
    <meta:editing-duration>PT1H53M53S</meta:editing-duration>
    <meta:editing-cycles>5</meta:editing-cycles>
    <meta:generator>LibreOffice/7.4.6.2$Linux_X86_64 LibreOffice_project/40$Build-2</meta:generator>
    <meta:document-statistic meta:table-count="0" meta:image-count="0" meta:object-count="0" meta:page-count="2" meta:paragraph-count="24" meta:word-count="324" meta:character-count="2208" meta:non-whitespace-character-count="1901"/>
  </office:meta>
</office:document-meta>
</file>